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3000002C3CCCC07C3EDCD3B31.png" manifest:media-type="image/png"/>
  <manifest:file-entry manifest:full-path="Pictures/10002A54000069D5000069D514834F706FEC56B8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" svg:font-family="'Noto Sans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Times New Roman" svg:font-family="'Times New Roman'" style:font-family-generic="roman"/>
  </office:font-face-decls>
  <office:automatic-styles>
    <style:style style:name="P1" style:family="paragraph" style:parent-style-name="Endnote">
      <style:text-properties officeooo:rsid="001f4f6d" officeooo:paragraph-rsid="001f4f6d"/>
    </style:style>
    <style:style style:name="P2" style:family="paragraph" style:parent-style-name="Standard">
      <style:text-properties officeooo:rsid="001f4f6d" officeooo:paragraph-rsid="001f4f6d"/>
    </style:style>
    <style:style style:name="P3" style:family="paragraph" style:parent-style-name="Standard">
      <style:text-properties officeooo:rsid="002077c1" officeooo:paragraph-rsid="002077c1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uplicate <office:annotation office:name="__Annotation__643_171458980" loext:resolved="false"><dc:creator>Unknown Author</dc:creator><dc:date>2021-04-15T09:54:52.735663995</dc:date><text:p text:style-name="P4"><text:span text:style-name="T1">The only comment.</text:span></text:p></office:annotation>comments<office:annotation-end office:name="__Annotation__643_171458980"/><draw:frame draw:style-name="fr1" draw:name="Image2" text:anchor-type="char" svg:width="0.859cm" svg:height="0.859cm" draw:z-index="1"><draw:image xlink:href="Pictures/10002A54000069D5000069D514834F706FEC56B8.svg" xlink:type="simple" xlink:show="embed" xlink:actuate="onLoad" draw:mime-type="image/svg+xml"/><draw:image xlink:href="Pictures/10000201000002C3000002C3CCCC07C3EDCD3B31.png" xlink:type="simple" xlink:show="embed" xlink:actuate="onLoad" draw:mime-type="image/png"/></draw:frame></text:p>
      <text:p text:style-name="P2"/>
      <text:p text:style-name="P2">Duplicate endnote<text:note text:id="ftn1" text:note-class="endnote"><text:note-citation>i</text:note-citation><text:note-body><text:p text:style-name="P1">Only one endnote.</text:p></text:note-body></text:note><draw:frame draw:style-name="fr1" draw:name="Image3" text:anchor-type="char" svg:width="0.859cm" svg:height="0.859cm" draw:z-index="2"><draw:image xlink:href="Pictures/10002A54000069D5000069D514834F706FEC56B8.svg" xlink:type="simple" xlink:show="embed" xlink:actuate="onLoad" draw:mime-type="image/svg+xml"/><draw:image xlink:href="Pictures/10000201000002C3000002C3CCCC07C3EDCD3B31.png" xlink:type="simple" xlink:show="embed" xlink:actuate="onLoad" draw:mime-type="image/png"/></draw:frame></text:p>
      <text:p text:style-name="P2"/>
      <text:p text:style-name="P3">Duplicate fields: <text:page-number text:select-page="current">1</text:page-number><draw:frame draw:style-name="fr1" draw:name="Image1" text:anchor-type="char" svg:width="0.859cm" svg:height="0.859cm" draw:z-index="0"><draw:image xlink:href="Pictures/10002A54000069D5000069D514834F706FEC56B8.svg" xlink:type="simple" xlink:show="embed" xlink:actuate="onLoad" draw:mime-type="image/svg+xml"/><draw:image xlink:href="Pictures/10000201000002C3000002C3CCCC07C3EDCD3B31.png" xlink:type="simple" xlink:show="embed" xlink:actuate="onLoad" draw:mime-type="image/png"/></draw:frame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" svg:font-family="'Noto Sans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ans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.5cm" fo:page-height="14.8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5T09:54:07.813451135</meta:creation-date>
    <dc:date>2021-04-15T11:00:56.854304408</dc:date>
    <meta:editing-duration>PT4M59S</meta:editing-duration>
    <meta:editing-cycles>4</meta:editing-cycles>
    <meta:generator>LibreOfficeDev/7.2.0.0.alpha0$Linux_X86_64 LibreOffice_project/345b45bd6939b127472c79a06118f72a9a329d75</meta:generator>
    <meta:document-statistic meta:table-count="0" meta:image-count="3" meta:object-count="0" meta:page-count="2" meta:paragraph-count="4" meta:word-count="10" meta:character-count="72" meta:non-whitespace-character-count="66"/>
  </office:meta>
</office:document-meta>
</file>